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BorderElement.transformElement( TXTState stat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bstractBorderElement.AbstractBorderElement( int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BorderElement.getData( int si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orderElement.setData( int sid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orderElement.AbstractBorder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